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_20__28_var_29_"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07cm" svg:height="6.803cm" svg:x="5.241cm" svg:y="1.309cm">
          <text:p text:style-name="P1"><text:span text:style-name="T1">Business</text:span></text:p>
          <text:p text:style-name="P1"><text:span text:style-name="T1">Log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94cm" svg:height="7.37cm" svg:x="20.612cm" svg:y="1.045cm">
          <text:p text:style-name="P2"><text:span text:style-name="T2">Fake</text:span></text:p>
          <text:p text:style-name="P2"><text:span text:style-name="T2">D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curve" svg:x1="12.048cm" svg:y1="4.711cm" svg:x2="20.612cm" svg:y2="4.73cm" draw:start-shape="id1" draw:start-glue-point="10" draw:end-shape="id2" draw:end-glue-point="3" svg:d="m12048 4711c6423 0 2141 19 8564 19">
          <text:p/>
        </draw:connector>
        <draw:connector draw:style-name="gr4" draw:text-style-name="P4" draw:layer="layout" draw:type="curve" svg:x1="8.644cm" svg:y1="8.112cm" svg:x2="11.795cm" svg:y2="13.827cm" draw:start-shape="id1" draw:end-shape="id3" draw:end-glue-point="5" svg:d="m8644 8112c0 3810 1050 5715 3151 5715">
          <text:p text:style-name="P3"><text:span text:style-name="T3">Action <text:s text:c="27"/></text:span></text:p>
        </draw:connector>
        <draw:connector draw:style-name="gr4" draw:text-style-name="P4" draw:layer="layout" draw:type="curve" svg:x1="22.082cm" svg:y1="8.415cm" svg:x2="18.78cm" svg:y2="13.827cm" draw:start-shape="id2" draw:start-glue-point="2" draw:end-shape="id3" draw:end-glue-point="7" svg:d="m22082 8415c0 3608-1100 5412-3302 5412">
          <text:p text:style-name="P3"><text:span text:style-name="T3">Set up</text:span></text:p>
        </draw:connector>
        <draw:custom-shape draw:style-name="gr1" draw:text-style-name="P1" xml:id="id3" draw:id="id3" draw:layer="layout" svg:width="6.985cm" svg:height="4.826cm" svg:x="11.795cm" svg:y="11.414cm">
          <text:p text:style-name="P3"><text:span text:style-name="T1">Functional</text:span></text:p>
          <text:p text:style-name="P3"><text:span text:style-name="T1">Tes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3T11:54:11</dc:date>
    <meta:editing-duration>PT36M2S</meta:editing-duration>
    <meta:editing-cycles>4</meta:editing-cycles>
    <meta:generator>LibreOffice/3.5$MacOSX_x86 LibreOffice_project/165a79a-7059095-e13bb37-fef39a4-9503d18</meta:generator>
    <meta:document-statistic meta:object-count="6"/>
  </office:meta>
</office:document-meta>
</file>